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9f277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e958f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266e45"/>
    </style:style>
    <style:style style:name="P6" style:family="paragraph" style:parent-style-name="Text_20_body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Liberation Serif" fo:font-size="12pt" fo:font-style="italic" officeooo:rsid="0019f277" style:font-size-asian="12pt" style:font-style-asian="italic" style:font-size-complex="12pt" style:font-style-complex="italic"/>
    </style:style>
    <style:style style:name="T3" style:family="text">
      <style:text-properties style:font-name="Liberation Serif" fo:font-size="12pt" fo:font-style="italic" officeooo:rsid="001b2cbf" style:font-size-asian="12pt" style:font-style-asian="italic" style:font-size-complex="12pt" style:font-style-complex="italic"/>
    </style:style>
    <style:style style:name="T4" style:family="text">
      <style:text-properties style:font-name="Liberation Serif" fo:font-size="12pt" fo:font-style="italic" officeooo:rsid="001c11f1" style:font-size-asian="12pt" style:font-style-asian="italic" style:font-size-complex="12pt" style:font-style-complex="italic"/>
    </style:style>
    <style:style style:name="T5" style:family="text">
      <style:text-properties style:font-name="Liberation Serif" fo:font-size="12pt" fo:font-style="italic" officeooo:rsid="001d5635" style:font-size-asian="12pt" style:font-style-asian="italic" style:font-size-complex="12pt" style:font-style-complex="italic"/>
    </style:style>
    <style:style style:name="T6" style:family="text">
      <style:text-properties style:font-name="Liberation Serif" fo:font-size="12pt" fo:font-style="italic" officeooo:rsid="001d64a5" style:font-size-asian="12pt" style:font-style-asian="italic" style:font-size-complex="12pt" style:font-style-complex="italic"/>
    </style:style>
    <style:style style:name="T7" style:family="text">
      <style:text-properties style:font-name="Liberation Serif" fo:font-size="12pt" fo:font-style="italic" officeooo:rsid="001e958f" style:font-size-asian="12pt" style:font-style-asian="italic" style:font-size-complex="12pt" style:font-style-complex="italic"/>
    </style:style>
    <style:style style:name="T8" style:family="text">
      <style:text-properties style:font-name="Liberation Serif" fo:font-size="12pt" fo:font-style="italic" officeooo:rsid="001f2dfe" style:font-size-asian="12pt" style:font-style-asian="italic" style:font-size-complex="12pt" style:font-style-complex="italic"/>
    </style:style>
    <style:style style:name="T9" style:family="text">
      <style:text-properties style:font-name="Liberation Serif" fo:font-size="12pt" fo:font-style="italic" officeooo:rsid="00266e45" style:font-size-asian="12pt" style:font-style-asian="italic" style:font-size-complex="12pt" style:font-style-complex="italic"/>
    </style:style>
    <style:style style:name="T10" style:family="text">
      <style:text-properties style:font-name="Liberation Serif" fo:font-size="12pt" fo:font-style="italic" fo:font-weight="bold" officeooo:rsid="00266e45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style:font-name="Liberation Serif" fo:font-size="16pt" fo:font-style="italic" style:font-size-asian="16pt" style:font-style-asian="italic" style:font-size-complex="16pt" style:font-style-complex="italic"/>
    </style:style>
    <style:style style:name="T12" style:family="text">
      <style:text-properties fo:color="#ff33ff" style:font-name="Liberation Serif" fo:font-size="12pt" fo:font-style="italic" officeooo:rsid="001e958f" style:font-size-asian="12pt" style:font-style-asian="italic" style:font-size-complex="12pt" style:font-style-complex="italic"/>
    </style:style>
    <style:style style:name="T13" style:family="text">
      <style:text-properties fo:color="#ff33ff" style:font-name="Liberation Serif" fo:font-size="12pt" fo:font-style="italic" officeooo:rsid="001f81e3" style:font-size-asian="12pt" style:font-style-asian="italic" style:font-size-complex="12pt" style:font-style-complex="italic"/>
    </style:style>
    <style:style style:name="T14" style:family="text">
      <style:text-properties fo:color="#ff33ff" style:font-name="Liberation Serif" fo:font-size="12pt" fo:font-style="italic" fo:font-weight="bold" officeooo:rsid="001e958f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ff33ff" style:font-name="Liberation Serif" fo:font-size="12pt" fo:font-style="italic" fo:font-weight="bold" officeooo:rsid="0019f277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color="#ff33ff" style:font-name="Liberation Serif" fo:font-size="12pt" fo:font-style="italic" fo:font-weight="bold" officeooo:rsid="001f81e3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color="#ff33ff" style:font-name="Liberation Serif" fo:font-size="12pt" fo:font-style="italic" fo:font-weight="bold" officeooo:rsid="00266e45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color="#3333ff" style:font-name="Liberation Serif" fo:font-size="12pt" fo:font-style="italic" style:font-size-asian="12pt" style:font-style-asian="italic" style:font-size-complex="12pt" style:font-style-complex="italic"/>
    </style:style>
    <style:style style:name="T19" style:family="text">
      <style:text-properties fo:color="#000000" style:font-name="Liberation Serif" fo:font-size="12pt" fo:font-style="italic" style:font-size-asian="12pt" style:font-style-asian="italic" style:font-size-complex="12pt" style:font-style-complex="italic"/>
    </style:style>
    <style:style style:name="T20" style:family="text">
      <style:text-properties fo:color="#ff3333" style:font-name="Liberation Serif"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24" style:family="text">
      <style:text-properties style:font-name="Liberation Serif" fo:font-size="12pt" fo:font-style="italic" officeooo:rsid="00266e45" style:font-size-asian="12pt" style:font-style-asian="italic" style:font-size-complex="12pt" style:font-style-complex="italic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text:list-style style:name="L1">
      <text:list-level-style-bullet text:level="1" text:bullet-char="➔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s://stackoverflow.com/questions/5947742/how-to-change-the-output-color-of-echo-in-linux" text:style-name="Internet_20_link" text:visited-style-name="Visited_20_Internet_20_Link"><text:span text:style-name="T11">How to change the output color of echo in Linux</text:span></text:a></text:h>
      <text:p text:style-name="Text_20_body"><text:span text:style-name="T1">You can use these </text:span><text:a xlink:type="simple" xlink:href="https://en.wikipedia.org/wiki/ANSI_escape_code" text:style-name="Internet_20_link" text:visited-style-name="Visited_20_Internet_20_Link"><text:span text:style-name="T1">ANSI escape codes</text:span></text:a><text:span text:style-name="T1">:</text:span></text:p>
      <text:p text:style-name="Preformatted_20_Text"><text:span text:style-name="Source_20_Text"><text:span text:style-name="T18">Black <text:s/></text:span></text:span><text:span text:style-name="Source_20_Text"><text:span text:style-name="T1"><text:s text:c="6"/><text:tab/><text:tab/></text:span></text:span><text:span text:style-name="Source_20_Text"><text:span text:style-name="T19">0;30 </text:span></text:span><text:span text:style-name="Source_20_Text"><text:span text:style-name="T1"><text:s text:c="4"/></text:span></text:span><text:span text:style-name="Source_20_Text"><text:span text:style-name="T18">Dark Gray</text:span></text:span><text:span text:style-name="Source_20_Text"><text:span text:style-name="T1"> <text:s text:c="4"/><text:tab/>1;30</text:span></text:span></text:p>
      <text:p text:style-name="Preformatted_20_Text"><text:span text:style-name="Source_20_Text"><text:span text:style-name="T18">Red <text:s/></text:span></text:span><text:span text:style-name="Source_20_Text"><text:span text:style-name="T1"><text:s text:c="9"/><text:tab/><text:tab/>0;31 <text:s text:c="4"/></text:span></text:span><text:span text:style-name="Source_20_Text"><text:span text:style-name="T18">Light Red</text:span></text:span><text:span text:style-name="Source_20_Text"><text:span text:style-name="T1"> <text:s text:c="4"/><text:tab/>1;31</text:span></text:span></text:p>
      <text:p text:style-name="Preformatted_20_Text"><text:span text:style-name="Source_20_Text"><text:span text:style-name="T18">Green </text:span></text:span><text:span text:style-name="Source_20_Text"><text:span text:style-name="T1"><text:s text:c="6"/><text:tab/><text:tab/>0;32 <text:s text:c="4"/></text:span></text:span><text:span text:style-name="Source_20_Text"><text:span text:style-name="T18">Light Green</text:span></text:span><text:span text:style-name="Source_20_Text"><text:span text:style-name="T1"> <text:s text:c="2"/><text:tab/>1;32</text:span></text:span></text:p>
      <text:p text:style-name="Preformatted_20_Text"><text:span text:style-name="Source_20_Text"><text:span text:style-name="T18">Brown/Orange</text:span></text:span><text:span text:style-name="Source_20_Text"><text:span text:style-name="T1"><text:tab/>0;33 <text:s text:c="4"/></text:span></text:span><text:span text:style-name="Source_20_Text"><text:span text:style-name="T18">Yellow </text:span></text:span><text:span text:style-name="Source_20_Text"><text:span text:style-name="T1"><text:s text:c="7"/><text:tab/>1;33</text:span></text:span></text:p>
      <text:p text:style-name="Preformatted_20_Text"><text:span text:style-name="Source_20_Text"><text:span text:style-name="T18">Blue <text:s/></text:span></text:span><text:span text:style-name="Source_20_Text"><text:span text:style-name="T1"><text:s text:c="7"/><text:tab/><text:tab/>0;34 <text:s text:c="4"/></text:span></text:span><text:span text:style-name="Source_20_Text"><text:span text:style-name="T18">Light Blue</text:span></text:span><text:span text:style-name="Source_20_Text"><text:span text:style-name="T1"> <text:s/><text:tab/>1;34</text:span></text:span></text:p>
      <text:p text:style-name="Preformatted_20_Text"><text:span text:style-name="Source_20_Text"><text:span text:style-name="T18">Purple <text:s text:c="2"/></text:span></text:span><text:span text:style-name="Source_20_Text"><text:span text:style-name="T1"><text:s text:c="3"/><text:tab/> <text:tab/>0;35 <text:s text:c="4"/></text:span></text:span><text:span text:style-name="Source_20_Text"><text:span text:style-name="T18">Light Purple</text:span></text:span><text:span text:style-name="Source_20_Text"><text:span text:style-name="T1"> <text:s/><text:tab/>1;35</text:span></text:span></text:p>
      <text:p text:style-name="Preformatted_20_Text"><text:span text:style-name="Source_20_Text"><text:span text:style-name="T18">Cyan</text:span></text:span><text:span text:style-name="Source_20_Text"><text:span text:style-name="T1"> <text:s text:c="8"/><text:tab/><text:tab/>0;36 <text:s text:c="3"/></text:span></text:span><text:span text:style-name="Source_20_Text"><text:span text:style-name="T18"><text:s/>Light Cyan </text:span></text:span><text:span text:style-name="Source_20_Text"><text:span text:style-name="T1"><text:s text:c="3"/><text:tab/>1;36</text:span></text:span></text:p>
      <text:p text:style-name="P1"><text:span text:style-name="Source_20_Text"><text:span text:style-name="T18">Light Gray </text:span></text:span><text:span text:style-name="Source_20_Text"><text:span text:style-name="T1"><text:s text:c="2"/><text:tab/><text:tab/>0;37 <text:s text:c="2"/></text:span></text:span><text:span text:style-name="Source_20_Text"><text:span text:style-name="T18"><text:s text:c="2"/>White <text:s text:c="3"/></text:span></text:span><text:span text:style-name="Source_20_Text"><text:span text:style-name="T1"><text:s text:c="5"/><text:tab/>1;37</text:span></text:span></text:p>
      <text:p text:style-name="P2"><text:span text:style-name="Source_20_Text"><text:span text:style-name="T16">Syntax:</text:span></text:span><text:span text:style-name="Source_20_Text"><text:span text:style-name="T13"> </text:span></text:span><text:span text:style-name="Source_20_Text"><text:span text:style-name="T2">2;30----&gt;format;colour</text:span></text:span></text:p>
      <text:p text:style-name="P2"><text:span text:style-name="Source_20_Text"><text:span text:style-name="T15">format: </text:span></text:span><text:span text:style-name="Source_20_Text"><text:span text:style-name="T2">0--&gt; Normal Font</text:span></text:span></text:p>
      <text:p text:style-name="P2"><text:span text:style-name="Source_20_Text"><text:span text:style-name="T2"><text:tab/>1--&gt; Bold Font</text:span></text:span></text:p>
      <text:p text:style-name="P2"><text:span text:style-name="Source_20_Text"><text:span text:style-name="T2"><text:tab/>2--&gt; </text:span></text:span><text:span text:style-name="Source_20_Text"><text:span text:style-name="T3">Light colour</text:span></text:span></text:p>
      <text:p text:style-name="P2"><text:span text:style-name="Source_20_Text"><text:span text:style-name="T2"><text:tab/>3--&gt;</text:span></text:span><text:span text:style-name="Source_20_Text"><text:span text:style-name="T4"> Italic</text:span></text:span></text:p>
      <text:p text:style-name="P2"><text:span text:style-name="Source_20_Text"><text:span text:style-name="T4"><text:tab/></text:span></text:span><text:span text:style-name="Source_20_Text"><text:span text:style-name="T5">4--&gt; Underline</text:span></text:span></text:p>
      <text:p text:style-name="P2"><text:span text:style-name="Source_20_Text"><text:span text:style-name="T5"><text:tab/></text:span></text:span><text:span text:style-name="Source_20_Text"><text:span text:style-name="T6">5 &amp; above--&gt; Undefined</text:span></text:span></text:p>
      <text:p text:style-name="P3"><text:span text:style-name="Source_20_Text"><text:span text:style-name="T14">Note:</text:span></text:span><text:span text:style-name="Source_20_Text"><text:span text:style-name="T12"> </text:span></text:span><text:span text:style-name="Source_20_Text"><text:span text:style-name="T7">You can combine format by following the syntax</text:span></text:span></text:p>
      <text:p text:style-name="P3"><text:span text:style-name="Source_20_Text"><text:span text:style-name="T7"><text:tab/>format;format;format;colour</text:span></text:span></text:p>
      <text:p text:style-name="P3"><text:span text:style-name="Source_20_Text"><text:span text:style-name="T7"><text:tab/>Ex: 1;3;33---&gt;Bold &amp; Italic with colour Brown/</text:span></text:span><text:span text:style-name="Source_20_Text"><text:span text:style-name="T8">O</text:span></text:span><text:span text:style-name="Source_20_Text"><text:span text:style-name="T7">range</text:span></text:span></text:p>
      <text:p text:style-name="P6">And then use them like this in your script:</text:p>
      <text:p text:style-name="Preformatted_20_Text"><text:span text:style-name="Source_20_Text"><text:span text:style-name="T1"><text:tab/><text:tab/><text:tab/>RED='\033[0;31m'</text:span></text:span></text:p>
      <text:p text:style-name="Preformatted_20_Text"><text:span text:style-name="Source_20_Text"><text:span text:style-name="T1"><text:tab/><text:tab/><text:tab/>NC='\033[0m' # No Color</text:span></text:span></text:p>
      <text:p text:style-name="P1"><text:span text:style-name="Source_20_Text"><text:span text:style-name="T1"><text:tab/><text:tab/><text:tab/>printf "I ${RED}love${NC} Stack Overflow\n"</text:span></text:span></text:p>
      <text:p text:style-name="Text_20_body"><text:span text:style-name="T1"><text:tab/><text:tab/>which prints</text:span><text:span text:style-name="T20"> </text:span><text:span text:style-name="Source_20_Text"><text:span text:style-name="T20">love</text:span></text:span><text:span text:style-name="T1"> in red.</text:span></text:p>
      <text:p text:style-name="Text_20_body"><text:span text:style-name="T1">if you are using the </text:span><text:span text:style-name="Source_20_Text"><text:span text:style-name="T1">echo</text:span></text:span><text:span text:style-name="T1"> command, be sure to use the -e flag to allow backslash escapes.</text:span></text:p>
      <text:p text:style-name="Preformatted_20_Text"><text:span text:style-name="Source_20_Text"><text:span text:style-name="T1"># Continued from above example</text:span></text:span></text:p>
      <text:p text:style-name="P1"><text:span text:style-name="Source_20_Text"><text:span text:style-name="T1"><text:tab/><text:tab/><text:tab/>echo -e "I ${RED}love${NC} Stack Overflow"</text:span></text:span></text:p>
      <text:p text:style-name="P5"><text:span text:style-name="Source_20_Text"><text:span text:style-name="T17"/></text:span></text:p>
      <text:p text:style-name="P5"><text:span text:style-name="Source_20_Text"><text:span text:style-name="T17"/></text:span></text:p>
      <text:p text:style-name="P5"><text:span text:style-name="Source_20_Text"><text:span text:style-name="T17"/></text:span></text:p>
      <text:p text:style-name="P5"><text:soft-page-break/><text:span text:style-name="Source_20_Text"><text:span text:style-name="T17">BackGround Colour:</text:span></text:span></text:p>
      <text:p text:style-name="P1"><text:span text:style-name="Source_20_Text"><text:span text:style-name="T9"><text:tab/><text:tab/><text:tab/>Ex:</text:span></text:span><text:span text:style-name="Source_20_Text"><text:span text:style-name="T1">echo -e "\033[31m Hello World"</text:span></text:span></text:p>
      <text:p text:style-name="Text_20_body"><text:span text:style-name="T1">The </text:span><text:span text:style-name="Source_20_Text"><text:span text:style-name="T1">[31m</text:span></text:span><text:span text:style-name="T1"> controls the text color:</text:span></text:p>
      <text:list xml:id="list4612342741805714652" text:style-name="L1">
        <text:list-item>
          <text:p text:style-name="P8"><text:span text:style-name="Source_20_Text"><text:span text:style-name="T1">30</text:span></text:span><text:span text:style-name="T1">-</text:span><text:span text:style-name="Source_20_Text"><text:span text:style-name="T1">37</text:span></text:span><text:span text:style-name="T1"> sets </text:span><text:span text:style-name="Emphasis"><text:span text:style-name="T1">foreground</text:span></text:span><text:span text:style-name="T1"> color</text:span></text:p>
        </text:list-item>
        <text:list-item>
          <text:p text:style-name="P7"><text:span text:style-name="Source_20_Text"><text:span text:style-name="T1">40</text:span></text:span><text:span text:style-name="T1">-</text:span><text:span text:style-name="Source_20_Text"><text:span text:style-name="T1">47</text:span></text:span><text:span text:style-name="T1"> sets </text:span><text:span text:style-name="Emphasis"><text:span text:style-name="T1">background</text:span></text:span><text:span text:style-name="T1"> color</text:span></text:p>
        </text:list-item>
      </text:list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1:17:35.575719112</meta:creation-date>
    <meta:generator>LibreOffice/5.1.6.2$Linux_X86_64 LibreOffice_project/10m0$Build-2</meta:generator>
    <dc:date>2017-10-12T11:44:05.072847002</dc:date>
    <meta:editing-duration>PT24M15S</meta:editing-duration>
    <meta:editing-cycles>15</meta:editing-cycles>
    <meta:document-statistic meta:table-count="0" meta:image-count="0" meta:object-count="0" meta:page-count="2" meta:paragraph-count="33" meta:word-count="177" meta:character-count="1161" meta:non-whitespace-character-count="872"/>
  </office:meta>
</office:document-meta>
</file>